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>Shell - is the CLI</text:p>
      <text:p text:style-name="Standard">Terminal - tool to pass Shell Commands</text:p>
      <text:p text:style-name="Standard"/>
      <text:p text:style-name="Standard">root folder starts with ' / '</text:p>
      <text:p text:style-name="Standard"/>
      <text:p text:style-name="Standard">pwd - present working directory - in which directory you are</text:p>
      <text:p text:style-name="Standard">cd - change directory</text:p>
      <text:p text:style-name="Standard">clear - blank</text:p>
      <text:p text:style-name="Standard"/>
      <text:p text:style-name="P1">ls - list :</text:p>
      <text:p text:style-name="Standard"/>
      <text:p text:style-name="Standard">ls .. - print out one step back directory's structure</text:p>
      <text:p text:style-name="Standard">ls ../.. - to print two step back</text:p>
      <text:p text:style-name="Standard"/>
      <text:p text:style-name="Standard"/>
      <text:p text:style-name="Standard">ls Documents/ - lists all files in Documents directory</text:p>
      <text:p text:style-name="Standard"/>
      <text:p text:style-name="Standard">ls [options] [filename/dirname] -</text:p>
      <text:p text:style-name="Standard">ls -l : list out all files/dir in long format - gives details</text:p>
      <text:p text:style-name="Standard">ls -a : gives hidden files also</text:p>
      <text:p text:style-name="Standard">ls -al : combines -l &amp; -a</text:p>
      <text:p text:style-name="Standard">ls -lS : sort files by size</text:p>
      <text:p text:style-name="Standard">ls Documents/*.html - search all files with .html extension</text:p>
      <text:p text:style-name="Standard">ls -lS &gt; out.txt : fill all the results of -lS in a new file by name out</text:p>
      <text:p text:style-name="Standard">ls -d */ : list out all directories</text:p>
      <text:p text:style-name="Standard">man ls - to know more about ls command</text:p>
      <text:p text:style-name="Standard"/>
      <text:p text:style-name="Standard"/>
      <text:p text:style-name="P1">cd - Change Directory :</text:p>
      <text:p text:style-name="Standard"/>
      <text:p text:style-name="Standard">cd / : brings us to root directory</text:p>
      <text:p text:style-name="Standard">cd - : takes us to home directory</text:p>
      <text:p text:style-name="Standard">cd .. : move to parent directory</text:p>
      <text:p text:style-name="Standard"/>
      <text:p text:style-name="Standard"/>
      <text:p text:style-name="P1">cat :</text:p>
      <text:p text:style-name="Standard"/>
      <text:p text:style-name="Standard">control + d - to get out of cat command</text:p>
      <text:p text:style-name="Standard">cat &gt; list1.txt : creates a list1.txt file</text:p>
      <text:p text:style-name="Standard">cat list1.txt : displays the content of a file</text:p>
      <text:p text:style-name="Standard">cat -b list1.txt : adds the line number &amp; displays the contents adjacent to each line number</text:p>
      <text:p text:style-name="Standard">cat -n list1.txt : add line number to all the lines</text:p>
      <text:p text:style-name="Standard">cat -E list1.txt : adds $ symbol to indicate end of each line</text:p>
      <text:p text:style-name="Standard">cat &gt;&gt; list1.txt : to avoid an overwriting </text:p>
      <text:p text:style-name="Standard"/>
      <text:p text:style-name="Standard">man cat : to know more about cat command</text:p>
      <text:p text:style-name="Standard"/>
      <text:p text:style-name="Standard"><text:soft-page-break/></text:p>
      <text:p text:style-name="P1">Input/Output :</text:p>
      <text:p text:style-name="Standard"/>
      <text:p text:style-name="Standard">cat list1.txt list2.txt &gt; out.txt : moves the content of list1 &amp; list 2 files and transfer their concatenation to out file</text:p>
      <text:p text:style-name="Standard">cat list1.txt &gt;&gt; list2.txt : combination of the two files</text:p>
      <text:p text:style-name="Standard"/>
      <text:p text:style-name="Standard"/>
      <text:p text:style-name="P1">mkdir - Make Directory :</text:p>
      <text:p text:style-name="Standard"/>
      <text:p text:style-name="Standard">mkdir image : creates image directory</text:p>
      <text:p text:style-name="Standard">mkdir -p a/b/c/d - p for parent directory</text:p>
      <text:p text:style-name="Standard"/>
      <text:p text:style-name="Standard"/>
      <text:p text:style-name="P1">rm/rmdir - Remove Directory :</text:p>
      <text:p text:style-name="Standard"/>
      <text:p text:style-name="Standard">rmdir xyz : removes xyz directory</text:p>
      <text:p text:style-name="Standard">rmdir -p a/b/c/d : removes an entire directory</text:p>
      <text:p text:style-name="Standard">rm -r a/bc/d : removes full directory <text:s text:c="2"/>: r means recursive</text:p>
      <text:p text:style-name="Standard"/>
      <text:p text:style-name="Standard"/>
      <text:p text:style-name="P1">cp - Copy :</text:p>
      <text:p text:style-name="Standard"/>
      <text:p text:style-name="Standard">cp file1.txt file2.txt : copies file1 contents to file2</text:p>
      <text:p text:style-name="Standard">cp file1.txt dir1 : copy file1 to directory dir1</text:p>
      <text:p text:style-name="Standard"/>
      <text:p text:style-name="Standard">to avoid overwriting</text:p>
      <text:p text:style-name="Standard">cp -i file1.txt file2.txt dir1 : it asks you question regarding overwriting before copying</text:p>
      <text:p text:style-name="Standard"/>
      <text:p text:style-name="Standard"/>
      <text:p text:style-name="P1">mv - Move :</text:p>
      <text:p text:style-name="Standard"/>
      <text:p text:style-name="Standard">mv file1.txt file2.txt : file1 becomes file2 while content remains the same</text:p>
      <text:p text:style-name="Standard">mv file1.txt dir1/ : moves file1 to directory dir1</text:p>
      <text:p text:style-name="Standard">mv -i file1.txt dir1/ : asks you whether you want to overwrite</text:p>
      <text:p text:style-name="Standard">mv dir1 dir2 : moved dir1 into dir2</text:p>
      <text:p text:style-name="Standard"/>
      <text:p text:style-name="Standard"/>
      <text:p text:style-name="P1">less : use to read files - search something in file</text:p>
      <text:p text:style-name="Standard"/>
      <text:p text:style-name="Standard">less big.txt : show you content from start of the file</text:p>
      <text:p text:style-name="Standard">*space key - to move through pages of a file</text:p>
      <text:p text:style-name="Standard">*b key - move 1 page up</text:p>
      <text:p text:style-name="Standard">*Shift + g - browse to the end of the file</text:p>
      <text:p text:style-name="Standard">*g/1g - browse to the top</text:p>
      <text:p text:style-name="Standard"/>
      <text:p text:style-name="Standard">*/book : highlight the first book keyword in file contents</text:p>
      <text:p text:style-name="Standard">** n - to get to the next book in the content</text:p>
      <text:p text:style-name="Standard"/>
      <text:p text:style-name="Standard"><text:soft-page-break/></text:p>
      <text:p text:style-name="P1">touch - create new empty files</text:p>
      <text:p text:style-name="Standard"/>
      <text:p text:style-name="Standard">touch file6.txt : <text:s/>file6 is created </text:p>
      <text:p text:style-name="Standard"/>
      <text:p text:style-name="Standard"/>
      <text:p text:style-name="P1">nano - text editor:</text:p>
      <text:p text:style-name="Standard"/>
      <text:p text:style-name="Standard">nano file1.txt : creates a new file</text:p>
      <text:p text:style-name="Standard">*creates &amp; opens file in terminal</text:p>
      <text:p text:style-name="Standard">**save the file to be seen</text:p>
      <text:p text:style-name="Standard">***control + o : saves the file / writes out</text:p>
      <text:p text:style-name="Standard"/>
      <text:p text:style-name="Standard">*control + k : for cutting a line</text:p>
      <text:p text:style-name="Standard">*control + u : paste the line</text:p>
      <text:p text:style-name="Standard"/>
      <text:p text:style-name="Standard"/>
      <text:p text:style-name="P1">sudo - super user do</text:p>
      <text:p text:style-name="Standard"/>
      <text:p text:style-name="Standard">*is used for administrative authority</text:p>
      <text:p text:style-name="Standard">*for permission in administrative files</text:p>
      <text:p text:style-name="Standard">sudo mkdir newdir : creates a new directory as an administrator</text:p>
      <text:p text:style-name="Standard"/>
      <text:p text:style-name="Standard">sudo -s : now I have root privileges</text:p>
      <text:p text:style-name="Standard"/>
      <text:p text:style-name="Standard"/>
      <text:p text:style-name="P1">top - to know which program consumes most cpu/memory</text:p>
      <text:p text:style-name="Standard"/>
      <text:p text:style-name="Standard">top : lists all the programs - refreshes every 3 seconds</text:p>
      <text:p text:style-name="Standard"/>
      <text:p text:style-name="Standard"/>
      <text:p text:style-name="P1">kill - terminate processes</text:p>
      <text:p text:style-name="Standard"/>
      <text:p text:style-name="Standard">pidof [ name ] = tells you the pid of a process</text:p>
      <text:p text:style-name="Standard">pidof unity-control-center - outs the pid '3286'</text:p>
      <text:p text:style-name="Standard">kill 3286 - killed</text:p>
      <text:p text:style-name="Standard"/>
      <text:p text:style-name="Standard">kill -KILL 3294 : force the process to be closed</text:p>
      <text:p text:style-name="Standard"/>
      <text:p text:style-name="Standard">kill -9 3294 : kills process</text:p>
      <text:p text:style-name="Standard"/>
      <text:p text:style-name="Standard">* in order to find out running processes</text:p>
      <text:p text:style-name="Standard"><text:s/></text:p>
      <text:p text:style-name="Standard">ps -ux : gives you the list of all running processes</text:p>
      <text:p text:style-name="Standard">ps -aux : processes run by all users</text:p>
      <text:p text:style-name="Standard">ps -U kazi : in case of multiple users to know processes being run on a single user</text:p>
      <text:p text:style-name="Standard"/>
      <text:p text:style-name="Standard"/>
      <text:p text:style-name="P1">echo - displays anything you write after the keyword</text:p>
      <text:p text:style-name="Standard"><text:soft-page-break/></text:p>
      <text:p text:style-name="Standard">echo Hello : echoes Hello</text:p>
      <text:p text:style-name="Standard"/>
      <text:p text:style-name="Standard">*declare a variable</text:p>
      <text:p text:style-name="Standard">myvar="Mark" : variable initialized</text:p>
      <text:p text:style-name="Standard">echo $myvar : displays the variable content</text:p>
      <text:p text:style-name="Standard"/>
      <text:p text:style-name="Standard"/>
      <text:p text:style-name="P1">File Permissions in Linux:</text:p>
      <text:p text:style-name="Standard"/>
      <text:p text:style-name="Standard">-rw-rw-r-- 1 kazi kazi 55377 Oct 17 19:12 <text:s/>0_GettyImages-1153685843.jpg</text:p>
      <text:p text:style-name="Standard">-rw-rw-r-- 1 kazi kazi <text:s text:c="3"/>83 Oct 19 10:35 <text:s/>Math.js</text:p>
      <text:p text:style-name="Standard">-rw-rw-r-- 1 kazi kazi 16161 Oct 28 23:22 'Stages of Love.odt'</text:p>
      <text:p text:style-name="Standard"/>
      <text:p text:style-name="Standard"/>
      <text:p text:style-name="Standard">*let us break the ' -rw-rw-r-- ' for easier understanding</text:p>
      <text:p text:style-name="Standard"/>
      <text:p text:style-name="Standard"/>
      <text:p text:style-name="Standard">*the ' - ' you see above in every statement is the type of file. </text:p>
      <text:p text:style-name="Standard">if its - it is a normal file.</text:p>
      <text:p text:style-name="Standard">if its d it will be a directory.</text:p>
      <text:p text:style-name="Standard">if its c it will be character special file.</text:p>
      <text:p text:style-name="Standard">if its b it will be a binary special file.</text:p>
      <text:p text:style-name="Standard"/>
      <text:p text:style-name="Standard">*the ' rw- ' is for the owner of the file.</text:p>
      <text:p text:style-name="Standard"/>
      <text:p text:style-name="Standard">*the next ' rw- ' is for the group.</text:p>
      <text:p text:style-name="Standard"/>
      <text:p text:style-name="Standard">*the last ' r-- ' is for permission.</text:p>
      <text:p text:style-name="Standard"/>
      <text:p text:style-name="Standard">*the ' 1 ' stands for symbolic linke of file.</text:p>
      <text:p text:style-name="Standard"/>
      <text:p text:style-name="Standard">*the ' kazi ' after 1 is the owner of the file.</text:p>
      <text:p text:style-name="Standard"/>
      <text:p text:style-name="Standard">Change the permission of a file: chmod - Change Mod</text:p>
      <text:p text:style-name="Standard"/>
      <text:p text:style-name="Standard">*provide permission to the user: read - write - excecutable</text:p>
      <text:p text:style-name="Standard">chmod o+x file : o stands for others &amp; x is executable - here we changed the permission of file to executable</text:p>
      <text:p text:style-name="Standard">chmod g+x file : g stands for group. Group permission is executable</text:p>
      <text:p text:style-name="Standard"/>
      <text:p text:style-name="Standard">chmod ug=rw file : gives permission to user &amp; group together</text:p>
      <text:p text:style-name="Standard"/>
      <text:p text:style-name="Standard">chmod a-r file : a stands for all</text:p>
      <text:p text:style-name="Standard"/>
      <text:p text:style-name="Standard">*remove permission:</text:p>
      <text:p text:style-name="Standard">chmod g-wx file : removes the permission of write &amp; execution from group </text:p>
      <text:p text:style-name="Standard"/>
      <text:p text:style-name="Standard"/>
      <text:p text:style-name="P1"><text:soft-page-break/>Directory Permissions :</text:p>
      <text:p text:style-name="Standard"/>
      <text:p text:style-name="Standard">drwxr-xr-x 2 kazi kazi 4096 Oct 28 23:22 .</text:p>
      <text:p text:style-name="Standard"/>
      <text:p text:style-name="Standard">*notice the d above. d represents the directory</text:p>
      <text:p text:style-name="Standard"/>
      <text:p text:style-name="Standard">chmod u-w dir : user doesn't have write permission for directory dir now.</text:p>
      <text:p text:style-name="Standard"/>
      <text:p text:style-name="Standard"/>
      <text:p text:style-name="P1">Octal &amp; Numerical Permissions:</text:p>
      <text:p text:style-name="Standard"/>
      <text:p text:style-name="Standard"/>
      <text:p text:style-name="Standard">users <text:s text:c="23"/>group <text:s text:c="17"/>others</text:p>
      <text:p text:style-name="Standard"/>
      <text:p text:style-name="Standard">r w x <text:s text:c="23"/>r w x <text:s text:c="17"/>r w x <text:s text:c="31"/></text:p>
      <text:p text:style-name="Standard">1 1 1 <text:s text:c="23"/>1 1 1 <text:s text:c="17"/>1 1 1 </text:p>
      <text:p text:style-name="Standard">4 2 1 = 7 (rwx) <text:s text:c="13"/>4 0 1 = 5 (rx) <text:s text:c="8"/>4 2 0 = 6 (rw)</text:p>
      <text:p text:style-name="Standard"/>
      <text:p text:style-name="Standard"/>
      <text:p text:style-name="Standard"/>
      <text:p text:style-name="Standard"/>
      <text:p text:style-name="Standard"/>
      <text:p text:style-name="Standard">Permission <text:s text:c="18"/>Binary <text:s text:c="16"/>Octal</text:p>
      <text:p text:style-name="Standard">--- <text:s text:c="25"/>000 <text:s text:c="19"/>0</text:p>
      <text:p text:style-name="Standard">--x <text:s text:c="25"/>001 <text:s text:c="19"/>1</text:p>
      <text:p text:style-name="Standard">-w- <text:s text:c="25"/>010 <text:s text:c="19"/>2</text:p>
      <text:p text:style-name="Standard">-wx <text:s text:c="25"/>011 <text:s text:c="19"/>3</text:p>
      <text:p text:style-name="Standard">r-- <text:s text:c="25"/>100 <text:s text:c="19"/>4</text:p>
      <text:p text:style-name="Standard">r-x <text:s text:c="25"/>101 <text:s text:c="19"/>5</text:p>
      <text:p text:style-name="Standard">rw- <text:s text:c="25"/>110 <text:s text:c="19"/>6</text:p>
      <text:p text:style-name="Standard">rwx <text:s text:c="25"/>111 <text:s text:c="19"/>7</text:p>
      <text:p text:style-name="Standard"/>
      <text:p text:style-name="Standard"/>
      <text:p text:style-name="Standard">chmod 000 file : no one has permission for the file</text:p>
      <text:p text:style-name="Standard">chmod 755 file : users - groups - others have permission</text:p>
      <text:p text:style-name="Standard"/>
      <text:p text:style-name="Standard"/>
      <text:p text:style-name="P1">BASH Scripting:</text:p>
      <text:p text:style-name="Standard">A script is a text file that contains commands for linux based operating system.</text:p>
      <text:p text:style-name="Standard"/>
      <text:p text:style-name="Standard">creating a script:</text:p>
      <text:p text:style-name="Standard">kazi@kazi-HP-EliteBook-2170p:~/Desktop$ nano myscript.sh <text:s/>: creates a script with name myscript.sh</text:p>
      <text:p text:style-name="Standard"/>
      <text:p text:style-name="Standard">*an editor opens up</text:p>
      <text:p text:style-name="Standard">the first line in your script:</text:p>
      <text:p text:style-name="Standard"/>
      <text:p text:style-name="Standard">#!/bin/bash : it identifies the location of your bash</text:p>
      <text:p text:style-name="Standard">ls -l</text:p>
      <text:p text:style-name="Standard"/>
      <text:p text:style-name="Standard"><text:soft-page-break/>Ctrl + O - Enter</text:p>
      <text:p text:style-name="Standard">Ctrl + X - Exit</text:p>
      <text:p text:style-name="Standard"/>
      <text:p text:style-name="Standard">kazi@kazi-HP-EliteBook-2170p:~/Desktop$ ./myscript.sh</text:p>
      <text:p text:style-name="Standard">bash: ./myscript.sh: Permission denied</text:p>
      <text:p text:style-name="Standard"/>
      <text:p text:style-name="Standard">* you need to give executable permission to your script</text:p>
      <text:p text:style-name="Standard">kazi@kazi-HP-EliteBook-2170p:~/Desktop$ chmod +x myscript.sh</text:p>
      <text:p text:style-name="Standard"/>
      <text:p text:style-name="Standard">kazi@kazi-HP-EliteBook-2170p:~/Desktop$ ./myscript.sh</text:p>
      <text:p text:style-name="Standard">* it gives a long listing</text:p>
      <text:p text:style-name="Standard"/>
      <text:p text:style-name="Standard">total 80</text:p>
      <text:p text:style-name="Standard">-rw-rw-r-- 1 kazi kazi 55377 Oct 17 19:12 <text:s/>0_GettyImages-1153685843.jpg</text:p>
      <text:p text:style-name="Standard">-rw-rw-r-- 1 kazi kazi <text:s text:c="3"/>83 Oct 19 10:35 <text:s/>Math.js</text:p>
      <text:p text:style-name="Standard">-rwxr-xr-x 1 kazi kazi <text:s text:c="3"/>19 Oct 30 06:05 <text:s/>myscript.sh</text:p>
      <text:p text:style-name="Standard">-rw-rw-r-- 1 kazi kazi 16161 Oct 28 23:22 'Stages of Love.odt'</text:p>
      <text:p text:style-name="Standard"/>
      <text:p text:style-name="Standard">kazi@kazi-HP-EliteBook-2170p:~/Desktop$ ./myscript.sh</text:p>
      <text:p text:style-name="Standard"/>
      <text:p text:style-name="Standard">*in script</text:p>
      <text:p text:style-name="Standard">STRING="Hello World"</text:p>
      <text:p text:style-name="Standard">echo $STRING</text:p>
      <text:p text:style-name="Standard"/>
      <text:p text:style-name="Standard">kazi@kazi-HP-EliteBook-2170p:~/Desktop$ ./myscript.sh</text:p>
      <text:p text:style-name="Standard">Hello World</text:p>
      <text:p text:style-name="Standard"/>
      <text:p text:style-name="Standard"/>
      <text:p text:style-name="P1">Which &amp; Whatis Command:</text:p>
      <text:p text:style-name="Standard">Which is used to return the path name of a command or a file</text:p>
      <text:p text:style-name="Standard">Whatis will display the short manual page description</text:p>
      <text:p text:style-name="Standard"/>
      <text:p text:style-name="Standard">which ls : give the location of ls command</text:p>
      <text:p text:style-name="Standard">which bash : location of your bash - helps in bash scripting</text:p>
      <text:p text:style-name="Standard"/>
      <text:p text:style-name="Standard">man ls : gives the man page </text:p>
      <text:p text:style-name="Standard">what is : gives short description of ls command instead of entire page</text:p>
      <text:p text:style-name="Standard"/>
      <text:p text:style-name="Standard"/>
      <text:p text:style-name="P1">Useradd - Create users</text:p>
      <text:p text:style-name="Standard"/>
      <text:p text:style-name="Standard">sudo useradd mark -m <text:s text:c="2"/>-c </text:p>
      <text:p text:style-name="Standard">sudo useradd mark -s /bin/bash</text:p>
      <text:p text:style-name="Standard">sudo useradd mark -g users</text:p>
      <text:p text:style-name="Standard">sudo useradd mark -c "my user"</text:p>
      <text:p text:style-name="Standard"/>
      <text:p text:style-name="Standard">*creates a user Mark</text:p>
      <text:p text:style-name="Standard">* -m creates a directory for the user</text:p>
      <text:p text:style-name="Standard">* -s allows the user to use the shell</text:p>
      <text:p text:style-name="Standard"><text:soft-page-break/>* -g default user flag - user will be assigned to a group </text:p>
      <text:p text:style-name="Standard">* -c for comments</text:p>
      <text:p text:style-name="Standard"/>
      <text:p text:style-name="Standard"/>
      <text:p text:style-name="P1">Userdel - Delete Users</text:p>
      <text:p text:style-name="Standard"/>
      <text:p text:style-name="Standard">sudo userdel mark : deletes user</text:p>
      <text:p text:style-name="Standard">sudo userdel -r tom : -r used to remove the home directory as well otherwise it remains </text:p>
      <text:p text:style-name="Standard">sudo rm -r /home/mark : remove all data of the user</text:p>
      <text:p text:style-name="Standard"/>
      <text:p text:style-name="Standard"/>
      <text:p text:style-name="P1">Basic Group Management :</text:p>
      <text:p text:style-name="Standard">groups - allow to see which are the groups user is connected to</text:p>
      <text:p text:style-name="Standard"/>
      <text:p text:style-name="Standard">sudo groupadd kazi - adds group kazi to user</text:p>
      <text:p text:style-name="Standard">sudo groupdel kazi - deletes group kazi</text:p>
      <text:p text:style-name="Standard"/>
      <text:p text:style-name="Standard"/>
      <text:p text:style-name="P1">.bashrc File:</text:p>
      <text:p text:style-name="Standard">is a script executed whenever new terminal starts in interactive mode</text:p>
      <text:p text:style-name="Standard"/>
      <text:p text:style-name="Standard">nano .bashrc : shows content of .bashrc</text:p>
      <text:p text:style-name="Standard">gedit .bashrc : gedit is a editor for bashrc file</text:p>
      <text:p text:style-name="Standard"/>
      <text:p text:style-name="Standard"/>
      <text:p text:style-name="P1">Viewing Resources:</text:p>
      <text:p text:style-name="Standard">df : reports amount of available disk space by file system</text:p>
      <text:p text:style-name="Standard">du -h : -h is human readable - you will see human readable form of output</text:p>
      <text:p text:style-name="Standard">du -s / du -sh : -s is for summary</text:p>
      <text:p text:style-name="Standard">free -b : shows oriented data - shows the resources in use in bytes , kb - kilo bytes, g - gigabytes</text:p>
      <text:p text:style-name="Standard"/>
      <text:p text:style-name="Standard"/>
      <text:p text:style-name="P1">Watch Command:</text:p>
      <text:p text:style-name="Standard">watch free -m : after every two second the command is executed, resources used are changed at interval of 2 seconds</text:p>
      <text:p text:style-name="Standard">watch executes a command repetitively </text:p>
      <text:p text:style-name="Standard"/>
      <text:p text:style-name="Standard"/>
      <text:p text:style-name="P1">Head &amp; Tail :</text:p>
      <text:p text:style-name="Standard">head outputs the first part of a file</text:p>
      <text:p text:style-name="Standard">tail outputs the last part of a file</text:p>
      <text:p text:style-name="Standard">by default using this command prints the first 10 lines or last 10 respectively.</text:p>
      <text:p text:style-name="Standard"/>
      <text:p text:style-name="Standard">head file : gives first part</text:p>
      <text:p text:style-name="Standard">head -n3 file : first three lines</text:p>
      <text:p text:style-name="Standard">tail file : gives last part</text:p>
      <text:p text:style-name="Standard">tail -f file : not goes out to the terminal waits for output to change</text:p>
      <text:p text:style-name="Standard"/>
      <text:p text:style-name="Standard"/>
      <text:p text:style-name="P1"><text:soft-page-break/>Find Command:</text:p>
      <text:p text:style-name="Standard">find /home/kazi -name test.sh : search file with a name in directory</text:p>
      <text:p text:style-name="Standard">find /home/kazi -name *.txt : search an extension in a directory</text:p>
      <text:p text:style-name="Standard">find / -name dmesg : in root</text:p>
      <text:p text:style-name="Standard"/>
      <text:p text:style-name="Standard"/>
      <text:p text:style-name="P1">wc Command: Word Count</text:p>
      <text:p text:style-name="Standard">prints the count of newlines, words, bytes</text:p>
      <text:p text:style-name="Standard">wc file1.txt : count in file1</text:p>
      <text:p text:style-name="Standard"/>
      <text:p text:style-name="Standard">wc -c file1.txt : number of characters</text:p>
      <text:p text:style-name="Standard">wc -l file1.txt : number of lines</text:p>
      <text:p text:style-name="Standard">wc -w file1.txt : number of words</text:p>
      <text:p text:style-name="Standard"/>
      <text:p text:style-name="Standard"/>
      <text:p text:style-name="P1">cal Command: display conventionally formatted calendar</text:p>
      <text:p text:style-name="Standard">cal : outputs calendar</text:p>
      <text:p text:style-name="Standard">ncal : week days are on left side</text:p>
      <text:p text:style-name="Standard"/>
      <text:p text:style-name="Standard"/>
      <text:p text:style-name="P1">date Command: prints system time / date information</text:p>
      <text:p text:style-name="Standard">date : displays current date and time</text:p>
      <text:p text:style-name="Standard">date -s "11/20/2003 12:45:00" : <text:s/>sets the date</text:p>
      <text:p text:style-name="Standard"/>
      <text:p text:style-name="Standard"/>
      <text:p text:style-name="P1">Run Multiple Commands:</text:p>
      <text:p text:style-name="Standard"/>
      <text:p text:style-name="Standard">ls ; pwd : outputs for ls &amp; pwd both <text:s/></text:p>
      <text:p text:style-name="Standard"/>
      <text:p text:style-name="Standard">kazi@kazi-HP-EliteBook-2170p:~/Desktop$ ls ; pwd</text:p>
      <text:p text:style-name="Standard"><text:s/>0_GettyImages-1153685843.jpg <text:s text:c="2"/>Math.js <text:s text:c="2"/>myscript.sh <text:s/>'Stages of Love.odt'</text:p>
      <text:p text:style-name="Standard">/home/kazi/Desktop</text:p>
      <text:p text:style-name="Standard"/>
      <text:p text:style-name="Standard"/>
      <text:p text:style-name="Standard"><text:span text:style-name="T1">apt-get command :</text:span> </text:p>
      <text:p text:style-name="Standard">sudo apt-get update : resync local package file</text:p>
      <text:p text:style-name="Standard"/>
      <text:p text:style-name="Standard"/>
      <text:p text:style-name="P1">ifconfig Command:</text:p>
      <text:p text:style-name="Standard">stands for interface configuration to manage network configuration</text:p>
      <text:p text:style-name="Standard"/>
      <text:p text:style-name="Standard">ifconfig : shows output </text:p>
      <text:p text:style-name="Standard"/>
      <text:p text:style-name="Standard"/>
      <text:p text:style-name="P1">tar Command :used to create/maintain/modify/extract files maintained in tar format</text:p>
      <text:p text:style-name="Standard">tar -cv : shows progress while creating archive file</text:p>
      <text:p text:style-name="Standard">tar -cvf file.tar test : progress of compressing in folder test</text:p>
      <text:p text:style-name="Standard">tar -xvf test.tar : extracted test folder from test.tar</text:p>
      <text:p text:style-name="Standard"/>
      <text:p text:style-name="Standard"><text:soft-page-break/></text:p>
      <text:p text:style-name="P1">grep Command: Global Regular Expression Print</text:p>
      <text:p text:style-name="Standard">processes text line by line and print any line matching a specific pattern</text:p>
      <text:p text:style-name="Standard"/>
      <text:p text:style-name="Standard">man tar &gt; file.txt : creates a file</text:p>
      <text:p text:style-name="Standard">grep "options file.txt : searches line containing options keyword</text:p>
      <text:p text:style-name="Standard"/>
      <text:p text:style-name="Standard"/>
      <text:p text:style-name="P1">netstat Command:</text:p>
      <text:p text:style-name="Standard">used to view network protocol statistics</text:p>
      <text:p text:style-name="Standard"/>
      <text:p text:style-name="Standard">netstat -a : all network connections available on system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6:58:35.816605063</meta:creation-date>
    <dc:date>2019-10-30T07:02:21.830178308</dc:date>
    <meta:editing-duration>PT1H52M52S</meta:editing-duration>
    <meta:editing-cycles>1</meta:editing-cycles>
    <meta:document-statistic meta:table-count="0" meta:image-count="0" meta:object-count="0" meta:page-count="9" meta:paragraph-count="246" meta:word-count="1877" meta:character-count="10483" meta:non-whitespace-character-count="8247"/>
    <meta:generator>LibreOffice/6.0.7.3$Linux_X86_64 LibreOffice_project/00m0$Build-3</meta:generator>
  </office:meta>
</office:document-meta>
</file>